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ck" fo:font-size="14pt" style:text-underline-style="solid" style:text-underline-width="auto" style:text-underline-color="font-color" fo:font-weight="bold" officeooo:rsid="000797d9" officeooo:paragraph-rsid="000797d9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Hack" style:text-underline-style="solid" style:text-underline-width="auto" style:text-underline-color="font-color" officeooo:rsid="000797d9" officeooo:paragraph-rsid="000797d9"/>
    </style:style>
    <style:style style:name="P3" style:family="paragraph" style:parent-style-name="Standard">
      <style:text-properties style:font-name="Hack" style:text-underline-style="none" officeooo:rsid="000797d9" officeooo:paragraph-rsid="000797d9"/>
    </style:style>
    <style:style style:name="P4" style:family="paragraph" style:parent-style-name="Standard">
      <style:text-properties style:font-name="Hack" officeooo:rsid="0002443e" officeooo:paragraph-rsid="0002443e"/>
    </style:style>
    <style:style style:name="P5" style:family="paragraph" style:parent-style-name="Standard" style:list-style-name="L1">
      <style:text-properties style:font-name="Hack" officeooo:rsid="0002443e" officeooo:paragraph-rsid="0002443e"/>
    </style:style>
    <style:style style:name="P6" style:family="paragraph" style:parent-style-name="Standard">
      <style:text-properties style:font-name="Hack" fo:font-weight="bold" officeooo:rsid="0002443e" officeooo:paragraph-rsid="0002443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Hack" officeooo:rsid="0002443e" officeooo:paragraph-rsid="0002443e"/>
    </style:style>
    <style:style style:name="P8" style:family="paragraph" style:parent-style-name="Standard" style:list-style-name="L2">
      <style:text-properties style:font-name="Hack" officeooo:rsid="0003fd17" officeooo:paragraph-rsid="0002443e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Hack" officeooo:rsid="000580f3" officeooo:paragraph-rsid="0006cdfe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Hack" officeooo:rsid="000580f3" officeooo:paragraph-rsid="0006cdfe"/>
    </style:style>
    <style:style style:name="P11" style:family="paragraph" style:parent-style-name="Standard" style:list-style-name="L4">
      <style:paragraph-properties fo:text-align="justify" style:justify-single-word="false"/>
      <style:text-properties officeooo:paragraph-rsid="0006cdfe"/>
    </style:style>
    <style:style style:name="P12" style:family="paragraph" style:parent-style-name="Standard">
      <style:paragraph-properties fo:text-align="justify" style:justify-single-word="false"/>
      <style:text-properties style:font-name="Hack" officeooo:rsid="000580f3" officeooo:paragraph-rsid="0006cdfe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Hack" officeooo:rsid="000580f3" officeooo:paragraph-rsid="0006cdfe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Hack" officeooo:paragraph-rsid="0006cdfe"/>
    </style:style>
    <style:style style:name="P15" style:family="paragraph" style:parent-style-name="Standard">
      <style:paragraph-properties fo:text-align="justify" style:justify-single-word="false"/>
      <style:text-properties style:font-name="Hack" officeooo:rsid="0002443e" officeooo:paragraph-rsid="0006cdfe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Hack" officeooo:rsid="000580f3" officeooo:paragraph-rsid="0006cdfe"/>
    </style:style>
    <style:style style:name="P17" style:family="paragraph" style:parent-style-name="Standard" style:list-style-name="L7">
      <style:text-properties style:font-name="Hack" officeooo:rsid="000580f3" officeooo:paragraph-rsid="0006cdfe"/>
    </style:style>
    <style:style style:name="P18" style:family="paragraph" style:parent-style-name="Standard" style:list-style-name="L8">
      <style:text-properties style:font-name="Hack" officeooo:rsid="000580f3" officeooo:paragraph-rsid="0006cdfe"/>
    </style:style>
    <style:style style:name="P19" style:family="paragraph" style:parent-style-name="Standard">
      <style:text-properties style:font-name="Hack" officeooo:rsid="0002443e" officeooo:paragraph-rsid="0006cdfe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Hack" officeooo:rsid="000797d9" officeooo:paragraph-rsid="000797d9"/>
    </style:style>
    <style:style style:name="P21" style:family="paragraph" style:parent-style-name="Standard">
      <style:paragraph-properties fo:text-align="justify" style:justify-single-word="false"/>
      <style:text-properties style:font-name="Hack" officeooo:rsid="000797d9" officeooo:paragraph-rsid="000797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7d9"/>
    </style:style>
    <style:style style:name="T3" style:family="text">
      <style:text-properties officeooo:rsid="0003fd17"/>
    </style:style>
    <style:style style:name="T4" style:family="text">
      <style:text-properties fo:font-weight="bold" officeooo:rsid="0006cdfe" style:font-weight-asian="bold" style:font-weight-complex="bold"/>
    </style:style>
    <style:style style:name="T5" style:family="text">
      <style:text-properties officeooo:rsid="0006cdfe"/>
    </style:style>
    <style:style style:name="T6" style:family="text">
      <style:text-properties style:font-name="Hack" officeooo:rsid="0006cdfe"/>
    </style:style>
    <style:style style:name="T7" style:family="text">
      <style:text-properties style:font-name="Hack" officeooo:rsid="000580f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→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○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○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○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○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○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ÍO: RECONOCIENDO LA INDUSTRIA TI</text:p>
      <text:p text:style-name="P2"/>
      <text:p text:style-name="P3">Nombre: José Miguel Rivera</text:p>
      <text:p text:style-name="P4"/>
      <text:p text:style-name="P4"/>
      <text:p text:style-name="P4"><text:span text:style-name="T1">INDUSTRIA TI </text:span>: <text:span text:style-name="T2">Sector orientado al desarrollo tecnológico.</text:span></text:p>
      <text:p text:style-name="P4"/>
      <text:p text:style-name="P4">Potenciales fuentes de desarrollo futuro laboral:</text:p>
      <text:p text:style-name="P4"><text:tab/></text:p>
      <text:list text:style-name="L1">
        <text:list-item>
          <text:p text:style-name="P5">Educación</text:p>
        </text:list-item>
        <text:list-item>
          <text:p text:style-name="P5">Telecomunicaciones</text:p>
        </text:list-item>
        <text:list-item>
          <text:p text:style-name="P5">Salud</text:p>
        </text:list-item>
        <text:list-item>
          <text:p text:style-name="P5">Retail</text:p>
        </text:list-item>
        <text:list-item>
          <text:p text:style-name="P5">Bancos y corporaciones financieras</text:p>
        </text:list-item>
      </text:list>
      <text:p text:style-name="P4"><text:tab/></text:p>
      <text:p text:style-name="P4"/>
      <text:p text:style-name="P6">HABILIDADES CLAVE</text:p>
      <text:p text:style-name="P4"/>
      <text:p text:style-name="P4"><text:tab/><text:span text:style-name="T3">Habilidades blandas → Soft Skills</text:span></text:p>
      <text:p text:style-name="P4"/>
      <text:p text:style-name="P7"><text:tab/><text:span text:style-name="T3">Estas habilidades tienen relación directa con el comportamiento <text:tab/>y personalidad de cada uno (candidatos).</text:span></text:p>
      <text:p text:style-name="P4"/>
      <text:p text:style-name="P4"><text:tab/><text:span text:style-name="T3">Ejemplos:</text:span></text:p>
      <text:p text:style-name="P4"><text:tab/><text:tab/></text:p>
      <text:list text:style-name="L2">
        <text:list-item>
          <text:p text:style-name="P8">Trabajo en equipo</text:p>
        </text:list-item>
        <text:list-item>
          <text:p text:style-name="P8">Resolución de problemas</text:p>
        </text:list-item>
        <text:list-item>
          <text:p text:style-name="P8">Adaptación </text:p>
        </text:list-item>
        <text:list-item>
          <text:p text:style-name="P8">Creativo</text:p>
        </text:list-item>
        <text:list-item>
          <text:p text:style-name="P8">Empatía</text:p>
        </text:list-item>
        <text:list-item>
          <text:p text:style-name="P8">Comunicador</text:p>
        </text:list-item>
      </text:list>
      <text:p text:style-name="P4"/>
      <text:p text:style-name="P4"><text:tab/><text:span text:style-name="T3">Habilidades técnicas → Hard Skills</text:span></text:p>
      <text:p text:style-name="P7"><text:tab/><text:tab/></text:p>
      <text:p text:style-name="P7"><text:tab/><text:span text:style-name="T3">Estas habilidades son aquellas que respaldan lo aprendido <text:tab/>durante la formación profesional (competencias) y durante el <text:tab/>desempeño o experiencia adquirida en el trabajo. Idealmente se <text:tab/>sugiere que estas habilidades puedan demostrarse mediante <text:tab/>certificaciones y acreditarse en un portafolio, como complemento <text:tab/>al curriculum.</text:span></text:p>
      <text:p text:style-name="P7"/>
      <text:list text:continue-numbering="true" text:style-name="L2">
        <text:list-item>
          <text:p text:style-name="P8">Administración de redes</text:p>
        </text:list-item>
        <text:list-item>
          <text:p text:style-name="P8">Seguridad de Redes</text:p>
        </text:list-item>
        <text:list-item>
          <text:p text:style-name="P8">Hacking Etico<text:tab/><text:tab/></text:p>
        </text:list-item>
        <text:list-item>
          <text:p text:style-name="P8">Conocimientos de programación </text:p>
          <text:p text:style-name="P8"/>
        </text:list-item>
      </text:list>
      <text:p text:style-name="P4"/>
      <text:p text:style-name="P4"/>
      <text:p text:style-name="P4"><text:soft-page-break/></text:p>
      <text:p text:style-name="P4"/>
      <text:p text:style-name="P6">METODOLOGÍAS UTILIZADAS</text:p>
      <text:p text:style-name="P4"/>
      <text:p text:style-name="P4"><text:tab/><text:tab/><text:span text:style-name="T4">Metodología Bootcamp:</text:span><text:span text:style-name="T5"> Esta metodología permite aprender o <text:tab/><text:tab/><text:tab/>reforzar de forma intensiva, los conocimientos adquiridos <text:tab/><text:tab/><text:tab/>durante la etapa de formación profesional, permitiendo una <text:tab/><text:tab/>concentración en aquel tema que se desea estudiar.</text:span></text:p>
      <text:p text:style-name="P4"><text:tab/></text:p>
      <text:p text:style-name="P4"><text:tab/><text:tab/><text:span text:style-name="T4">APRENDIZAJE INTENSIVO: PREPARACIÓN PARA LA SALIDA LABORAL</text:span></text:p>
      <text:p text:style-name="P4"/>
      <text:p text:style-name="P6">COMPETENCIAS NECESARIAS</text:p>
      <text:p text:style-name="P4"/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Administración de red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3406950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Conocimiento de protocolos</text:p>
                                    </text:list-item>
                                    <text:list-item>
                                      <text:p text:style-name="P10">Manejo de equipamiento</text:p>
                                    </text:list-item>
                                    <text:list-item>
                                      <text:p text:style-name="P11"><text:span text:style-name="T6">I</text:span><text:span text:style-name="T7">mplementación de red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Conocimientos de Seguridad de Red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618932990342" text:continue-list="list43406950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Nociones de Ciberseguridad</text:p>
                                    </text:list-item>
                                    <text:list-item>
                                      <text:p text:style-name="P14">Control de tráfico y accesos</text:p>
                                    </text:list-item>
                                    <text:list-item>
                                      <text:p text:style-name="P14">Uso de tecnologías <text:span text:style-name="T5">Cisc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Conocimientos de Hacking Etic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3618932990342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Uso de ambientes virtuales</text:p>
                                    </text:list-item>
                                    <text:list-item>
                                      <text:p text:style-name="P14">Sistemas operativos</text:p>
                                    </text:list-item>
                                    <text:list-item>
                                      <text:p text:style-name="P14">Software de evaluación de vulnerabilidad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tab/><text:tab/><text:tab/><text:tab/></text:p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">Conocimientos de programación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Uso de comandos, bash</text:p>
                                    </text:list-item>
                                    <text:list-item>
                                      <text:p text:style-name="P18">Automatización de tareas, uso de scripts</text:p>
                                    </text:list-item>
                                    <text:list-item>
                                      <text:p text:style-name="P18">Lenguaj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20">Las competencias que se desarrollarán en cada módulo permitirán realizar un aprendizaje dedicado y concentrado en las herramientas que hoy en día se utilizan para mantener seguro y confiable los sistemas. La importancia de realizar prácticas garantiza que el estudiante sume experiencia real, atendiendo casos reales o ficticios de situaciones que pueden ser cotidianas y que a futuro pueden evitar caidas de sistema, pérdidas de información, ingreso de personas no deseadas a la organización, entre otras.</text:p>
      <text:p text:style-name="P21"/>
      <text:p text:style-name="P21">El aprendizaje esperado abarca desde la teoría inicial de gestión de redes, construyendo un camino que implica sumar conocimiento desde la elaboración y administración de redes simples domésticas hasta la operación en redes corporativas y aplicando medidas de control y gestión que asegure la confiabilidad, disponibilidad e integridad de los datos en la 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6T00:24:34.441580709</meta:creation-date>
    <dc:date>2025-06-16T02:36:18.368400755</dc:date>
    <meta:editing-duration>PT33M32S</meta:editing-duration>
    <meta:editing-cycles>4</meta:editing-cycles>
    <meta:generator>LibreOffice/25.2.4.3$Linux_X86_64 LibreOffice_project/520$Build-3</meta:generator>
    <meta:document-statistic meta:table-count="0" meta:image-count="0" meta:object-count="0" meta:page-count="3" meta:paragraph-count="54" meta:word-count="382" meta:character-count="2604" meta:non-whitespace-character-count="2262"/>
  </office:meta>
</office:document-meta>
</file>